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officeooo:paragraph-rsid="000b963c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style:use-window-font-color="true" style:font-name="Calibri" fo:font-size="16pt" fo:letter-spacing="normal" fo:font-weight="bold" officeooo:paragraph-rsid="000b963c" fo:background-color="transparent" style:font-name-asian="Calibri2" style:font-size-asian="16pt" style:font-weight-asian="bold" style:font-name-complex="Calibri2"/>
    </style:style>
    <style:style style:name="P3" style:family="paragraph" style:parent-style-name="Standard">
      <style:paragraph-properties fo:margin-left="0in" fo:margin-right="0in" fo:margin-top="0in" fo:margin-bottom="0.111in" loext:contextual-spacing="false" fo:line-height="0.1799in" fo:text-align="center" style:justify-single-word="false" fo:text-indent="0in" style:auto-text-indent="false"/>
      <style:text-properties style:use-window-font-color="true" style:font-name="Calibri" fo:font-size="16pt" fo:letter-spacing="normal" fo:font-weight="bold" officeooo:rsid="000b963c" officeooo:paragraph-rsid="000b963c" fo:background-color="transparent" style:font-name-asian="Calibri2" style:font-size-asian="16pt" style:font-weight-asian="bold" style:font-name-complex="Calibri2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paragraph-rsid="000b963c" fo:background-color="transparent" style:font-name-asian="Calibri2" style:font-size-asian="11pt" style:font-weight-asian="bold" style:font-name-complex="Calibri2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rsid="000b963c" officeooo:paragraph-rsid="000b963c" fo:background-color="transparent" style:font-name-asian="Calibri2" style:font-size-asian="11pt" style:font-weight-asian="bold" style:font-name-complex="Calibri2"/>
    </style:style>
    <style:style style:name="P6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0b963c"/>
    </style:style>
    <style:style style:name="P7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fo:font-weight="bold" officeooo:rsid="000b963c" officeooo:paragraph-rsid="000b963c" fo:background-color="transparent" style:font-name-asian="Calibri2" style:font-size-asian="14pt" style:font-weight-asian="bold" style:font-name-complex="Calibri2"/>
    </style:style>
    <style:style style:name="P8" style:family="paragraph" style:parent-style-name="Preformatted_20_Text">
      <style:text-properties officeooo:paragraph-rsid="0018d4d8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f1956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rsid="000f1956" officeooo:paragraph-rsid="000f1956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0b963c" fo:background-color="transparent" style:font-name-asian="Calibri2" style:font-size-asian="11pt" style:font-name-complex="Calibri2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0f1956" fo:background-color="transparent" style:font-name-asian="Calibri2" style:font-size-asian="11pt" style:font-name-complex="Calibri2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18d4d8" fo:background-color="transparent" style:font-name-asian="Calibri2" style:font-size-asian="11pt" style:font-name-complex="Calibri2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paragraph-rsid="000b963c" fo:background-color="transparent" style:font-name-asian="Calibri2" style:font-size-asian="11pt" style:font-weight-asian="bold" style:font-name-complex="Calibri2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0ff051" fo:background-color="transparent" style:font-name-asian="Calibri2" style:font-size-asian="11pt" style:font-weight-asian="bold" style:font-name-complex="Calibri2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102b0" fo:background-color="transparent" style:font-name-asian="Calibri2" style:font-size-asian="11pt" style:font-weight-asian="bold" style:font-name-complex="Calibri2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68b82" fo:background-color="transparent" style:font-name-asian="Calibri2" style:font-size-asian="11pt" style:font-weight-asian="bold" style:font-name-complex="Calibri2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6db7b" fo:background-color="transparent" style:font-name-asian="Calibri2" style:font-size-asian="11pt" style:font-weight-asian="bold" style:font-name-complex="Calibri2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officeooo:paragraph-rsid="000ff051" fo:background-color="transparent" style:font-name-asian="Calibri2" style:font-size-asian="14pt" style:font-weight-asian="bold" style:font-name-complex="Calibri2" style:font-size-complex="18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officeooo:paragraph-rsid="0011c8ae" fo:background-color="transparent" style:font-name-asian="Calibri2" style:font-size-asian="14pt" style:font-weight-asian="bold" style:font-name-complex="Calibri2" style:font-size-complex="18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officeooo:paragraph-rsid="000ff051" fo:background-color="transparen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officeooo:paragraph-rsid="001102b0" fo:background-color="transparen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fo:font-weight="bold" officeooo:paragraph-rsid="000b963c" fo:background-color="#fffffe" style:font-name-asian="Calibri2" style:font-size-asian="11pt" style:font-weight-asian="bold" style:font-name-complex="Calibri2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0ff051" officeooo:paragraph-rsid="000ff051" fo:background-color="#fffffe" style:font-name-asian="Calibri2" style:font-size-asian="11pt" style:font-weight-asian="bold" style:font-name-complex="Calibri2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0ff051" officeooo:paragraph-rsid="00168b82" fo:background-color="#fffffe" style:font-name-asian="Calibri2" style:font-size-asian="11pt" style:font-weight-asian="bold" style:font-name-complex="Calibri2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0ff051" officeooo:paragraph-rsid="0016db7b" fo:background-color="#fffffe" style:font-name-asian="Calibri2" style:font-size-asian="11pt" style:font-weight-asian="bold" style:font-name-complex="Calibri2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b963c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f1956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ff051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102b0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33347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5b2e4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6db7b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8d4d8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rsid="000f1956" officeooo:paragraph-rsid="000f1956"/>
    </style:style>
    <style:style style:name="P37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0fd55f"/>
    </style:style>
    <style:style style:name="P38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1102b0"/>
    </style:style>
    <style:style style:name="P39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133347"/>
    </style:style>
    <style:style style:name="P40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16db7b"/>
    </style:style>
    <style:style style:name="P41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style:text-underline-style="none" officeooo:rsid="000ff051" officeooo:paragraph-rsid="000ff051"/>
    </style:style>
    <style:style style:name="P42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style:text-underline-style="none" officeooo:rsid="000ff051" officeooo:paragraph-rsid="001102b0"/>
    </style:style>
    <style:style style:name="P43" style:family="paragraph" style:parent-style-name="Standard">
      <style:text-properties fo:color="#000000" style:font-name="IBMPlexMono, monospace," fo:background-color="#fffffe"/>
    </style:style>
    <style:style style:name="P44" style:family="paragraph" style:parent-style-name="Standard">
      <style:text-properties fo:color="#000000" style:font-name="IBMPlexMono, monospace," officeooo:paragraph-rsid="000ff051" fo:background-color="#fffffe"/>
    </style:style>
    <style:style style:name="P45" style:family="paragraph" style:parent-style-name="Standard">
      <style:text-properties fo:color="#000000" style:font-name="IBMPlexMono, monospace," officeooo:paragraph-rsid="001102b0" fo:background-color="#fffffe"/>
    </style:style>
    <style:style style:name="P46" style:family="paragraph" style:parent-style-name="Standard">
      <style:text-properties fo:color="#000000" style:font-name="IBMPlexMono, monospace," fo:font-size="11pt" fo:letter-spacing="normal" style:text-underline-style="none" fo:font-weight="bold" officeooo:rsid="000ff051" officeooo:paragraph-rsid="001102b0" fo:background-color="#fffffe" style:font-name-asian="Calibri2" style:font-size-asian="11pt" style:font-weight-asian="bold" style:font-name-complex="Calibri2"/>
    </style:style>
    <style:style style:name="P47" style:family="paragraph" style:parent-style-name="Standard">
      <style:text-properties fo:color="#000000" fo:background-color="#fffffe"/>
    </style:style>
    <style:style style:name="P48" style:family="paragraph" style:parent-style-name="Standard">
      <style:text-properties fo:color="#000000" officeooo:paragraph-rsid="001102b0" fo:background-color="#fffffe"/>
    </style:style>
    <style:style style:name="P49" style:family="paragraph" style:parent-style-name="Standard">
      <style:text-properties fo:color="#000000" officeooo:paragraph-rsid="00133347" fo:background-color="#fffffe"/>
    </style:style>
    <style:style style:name="P50" style:family="paragraph" style:parent-style-name="Standard">
      <style:text-properties officeooo:paragraph-rsid="00133347"/>
    </style:style>
    <style:style style:name="T1" style:family="text">
      <style:text-properties style:use-window-font-color="true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/>
    </style:style>
    <style:style style:name="T2" style:family="text">
      <style:text-properties style:use-window-font-color="true" style:font-name="Calibri" fo:font-size="14pt" fo:letter-spacing="normal" fo:font-weight="bold" officeooo:rsid="000b963c" fo:background-color="transparent" loext:char-shading-value="0" style:font-name-asian="Calibri2" style:font-size-asian="14pt" style:font-weight-asian="bold" style:font-name-complex="Calibri2"/>
    </style:style>
    <style:style style:name="T3" style:family="text">
      <style:text-properties style:use-window-font-color="true" style:font-name="Calibri" fo:font-size="14pt" fo:letter-spacing="normal" fo:font-weight="bold" officeooo:rsid="000fd55f" fo:background-color="transparent" loext:char-shading-value="0" style:font-name-asian="Calibri2" style:font-size-asian="14pt" style:font-weight-asian="bold" style:font-name-complex="Calibri2"/>
    </style:style>
    <style:style style:name="T4" style:family="text">
      <style:text-properties officeooo:rsid="000b963c"/>
    </style:style>
    <style:style style:name="T5" style:family="text">
      <style:text-properties fo:color="#000000" style:font-name="Calibri" fo:font-size="11pt" fo:letter-spacing="normal" fo:font-weight="bold" fo:background-color="transparent" loext:char-shading-value="0" style:font-name-asian="Calibri2" style:font-size-asian="11pt" style:font-weight-asian="bold" style:font-name-complex="Calibri2"/>
    </style:style>
    <style:style style:name="T6" style:family="text">
      <style:text-properties fo:color="#000000" style:font-name="Calibri" fo:font-size="11pt" fo:letter-spacing="normal" fo:background-color="transparent" loext:char-shading-value="0" style:font-name-asian="Calibri2" style:font-size-asian="11pt" style:font-name-complex="Calibri2"/>
    </style:style>
    <style:style style:name="T7" style:family="text">
      <style:text-properties fo:color="#000000" style:font-name="Calibri" fo:font-size="11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1pt" style:font-weight-asian="bold" style:font-name-complex="Calibri2" style:font-size-complex="18pt"/>
    </style:style>
    <style:style style:name="T8" style:family="text">
      <style:text-properties fo:color="#000000" style:font-name="Calibri" fo:font-size="11pt" fo:letter-spacing="normal" style:text-underline-style="none" fo:font-weight="bold" officeooo:rsid="000b963c" fo:background-color="transparent" loext:char-shading-value="0" style:font-name-asian="Calibri2" style:font-size-asian="11pt" style:font-weight-asian="bold" style:font-name-complex="Calibri2" style:font-size-complex="18pt" style:font-weight-complex="normal"/>
    </style:style>
    <style:style style:name="T9" style:family="text">
      <style:text-properties fo:color="#000000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/>
    </style:style>
    <style:style style:name="T10" style:family="text">
      <style:text-properties fo:color="#000000" style:font-name="Calibri" fo:font-size="14pt" fo:letter-spacing="normal" fo:font-weight="bold" officeooo:rsid="000b963c" fo:background-color="transparent" loext:char-shading-value="0" style:font-name-asian="Calibri2" style:font-size-asian="14pt" style:font-weight-asian="bold" style:font-name-complex="Calibri2"/>
    </style:style>
    <style:style style:name="T11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fd55f" fo:background-color="transparent" loext:char-shading-value="0" style:font-name-asian="Calibri2" style:font-size-asian="14pt" style:font-weight-asian="bold" style:font-name-complex="Calibri2" style:font-size-complex="18pt"/>
    </style:style>
    <style:style style:name="T12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/>
    </style:style>
    <style:style style:name="T13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102b0" fo:background-color="transparent" loext:char-shading-value="0" style:font-name-asian="Calibri2" style:font-size-asian="14pt" style:font-weight-asian="bold" style:font-name-complex="Calibri2" style:font-size-complex="18pt"/>
    </style:style>
    <style:style style:name="T14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68b82" fo:background-color="transparent" loext:char-shading-value="0" style:font-name-asian="Calibri2" style:font-size-asian="14pt" style:font-weight-asian="bold" style:font-name-complex="Calibri2" style:font-size-complex="18pt"/>
    </style:style>
    <style:style style:name="T15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68b82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16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17" style:family="text">
      <style:text-properties fo:color="#000000" fo:font-size="11pt" fo:letter-spacing="normal" fo:background-color="transparent" loext:char-shading-value="0" style:font-size-asian="11pt"/>
    </style:style>
    <style:style style:name="T18" style:family="text">
      <style:text-properties fo:color="#000000" fo:font-size="11pt" fo:letter-spacing="normal" style:text-underline-style="solid" style:text-underline-width="auto" style:text-underline-color="font-color" fo:font-weight="bold" officeooo:rsid="000b963c" fo:background-color="transparent" loext:char-shading-value="0" style:font-size-asian="11pt" style:font-weight-asian="bold" style:font-size-complex="18pt"/>
    </style:style>
    <style:style style:name="T19" style:family="text">
      <style:text-properties fo:color="#000000" fo:font-size="11pt" fo:letter-spacing="normal" style:text-underline-style="none" fo:font-weight="normal" officeooo:rsid="0015b2e4" fo:background-color="transparent" loext:char-shading-value="0" style:font-size-asian="11pt" style:font-weight-asian="normal" style:font-size-complex="18pt" style:font-weight-complex="normal"/>
    </style:style>
    <style:style style:name="T20" style:family="text">
      <style:text-properties fo:color="#000000" fo:font-size="11pt" fo:letter-spacing="normal" style:text-underline-style="none" fo:font-weight="normal" officeooo:rsid="0018d4d8" fo:background-color="transparent" loext:char-shading-value="0" style:font-size-asian="11pt" style:font-weight-asian="normal" style:font-size-complex="18pt" style:font-weight-complex="normal"/>
    </style:style>
    <style:style style:name="T21" style:family="text">
      <style:text-properties fo:color="#000000" style:font-name="Calibri1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22" style:family="text">
      <style:text-properties fo:color="#000000" style:font-name="Calibri1" fo:font-size="14pt" fo:letter-spacing="normal" style:text-underline-style="solid" style:text-underline-width="auto" style:text-underline-color="font-color" fo:font-weight="bold" officeooo:rsid="0016db7b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23" style:family="text">
      <style:text-properties fo:color="#000000" style:font-name="Liberation Mono" fo:font-size="11pt" fo:letter-spacing="normal" style:text-underline-style="none" fo:font-weight="normal" officeooo:rsid="001102b0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4" style:family="text">
      <style:text-properties fo:color="#000000" style:font-name="Liberation Mono" fo:font-size="11pt" fo:letter-spacing="normal" style:text-underline-style="none" fo:font-weight="normal" officeooo:rsid="00133347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5" style:family="text">
      <style:text-properties fo:color="#000000" style:font-name="Liberation Mono" fo:font-size="11pt" fo:letter-spacing="normal" style:text-underline-style="none" fo:font-weight="normal" officeooo:rsid="0015b2e4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6" style:family="text">
      <style:text-properties fo:color="#000000" style:font-name="Liberation Mono" fo:font-size="11pt" fo:letter-spacing="normal" style:text-underline-style="none" fo:font-weight="normal" officeooo:rsid="0016db7b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7" style:family="text">
      <style:text-properties fo:color="#000000" style:font-name="IBMPlexMono, monospace," fo:background-color="#fffffe" loext:char-shading-value="0"/>
    </style:style>
    <style:style style:name="T28" style:family="text">
      <style:text-properties fo:color="#000000" style:font-name="IBMPlexMono, monospace," fo:font-size="11pt" fo:letter-spacing="normal" style:text-underline-style="none" fo:font-weight="normal" officeooo:rsid="00133347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9" style:family="text">
      <style:text-properties fo:color="#000000" style:font-name="IBMPlexMono, monospace," fo:font-size="11pt" fo:letter-spacing="normal" fo:background-color="#fffffe" loext:char-shading-value="0" style:font-size-asian="11pt"/>
    </style:style>
    <style:style style:name="T30" style:family="text">
      <style:text-properties fo:color="#a31515"/>
    </style:style>
    <style:style style:name="T31" style:family="text">
      <style:text-properties fo:color="#a31515" style:font-name="IBMPlexMono, monospace,"/>
    </style:style>
    <style:style style:name="T32" style:family="text">
      <style:text-properties fo:color="#a31515" style:font-name="IBMPlexMono, monospace," officeooo:rsid="00133347"/>
    </style:style>
    <style:style style:name="T33" style:family="text">
      <style:text-properties fo:color="#a31515" style:font-name="IBMPlexMono, monospace," fo:background-color="#fffffe" loext:char-shading-value="0"/>
    </style:style>
    <style:style style:name="T34" style:family="text">
      <style:text-properties fo:color="#a31515" style:font-name="IBMPlexMono, monospace," officeooo:rsid="00133347" fo:background-color="#fffffe" loext:char-shading-value="0"/>
    </style:style>
    <style:style style:name="T35" style:family="text">
      <style:text-properties fo:color="#a31515" style:font-name="IBMPlexMono, monospace," fo:font-size="11pt" fo:letter-spacing="normal" style:text-underline-style="none" fo:font-weight="normal" officeooo:rsid="00133347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6" style:family="text">
      <style:text-properties fo:color="#a31515" style:font-name="IBMPlexMono, monospace," fo:font-size="11pt" fo:letter-spacing="normal" fo:background-color="#fffffe" loext:char-shading-value="0" style:font-size-asian="11pt"/>
    </style:style>
    <style:style style:name="T37" style:family="text">
      <style:text-properties fo:color="#0451a5"/>
    </style:style>
    <style:style style:name="T38" style:family="text">
      <style:text-properties fo:color="#0451a5" fo:font-weight="bold"/>
    </style:style>
    <style:style style:name="T39" style:family="text">
      <style:text-properties fo:color="#0451a5" style:font-name="IBMPlexMono, monospace,"/>
    </style:style>
    <style:style style:name="T40" style:family="text">
      <style:text-properties fo:color="#0451a5" style:font-name="IBMPlexMono, monospace," fo:background-color="#fffffe" loext:char-shading-value="0"/>
    </style:style>
    <style:style style:name="T41" style:family="text">
      <style:text-properties fo:color="#0451a5" style:font-name="IBMPlexMono, monospace," officeooo:rsid="0018d4d8" fo:background-color="#fffffe" loext:char-shading-value="0"/>
    </style:style>
    <style:style style:name="T42" style:family="text">
      <style:text-properties fo:color="#0451a5" style:font-name="IBMPlexMono, monospace," fo:font-size="11pt" fo:letter-spacing="normal" style:text-underline-style="none" fo:font-weight="normal" officeooo:rsid="00133347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43" style:family="text">
      <style:text-properties fo:color="#0451a5" style:font-name="IBMPlexMono, monospace," fo:font-size="11pt" fo:letter-spacing="normal" style:text-underline-style="none" fo:font-weight="normal" officeooo:rsid="0018d4d8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44" style:family="text">
      <style:text-properties fo:color="#0451a5" style:font-name="IBMPlexMono, monospace," fo:font-size="11pt" fo:letter-spacing="normal" fo:background-color="#fffffe" loext:char-shading-value="0" style:font-size-asian="11pt"/>
    </style:style>
    <style:style style:name="T45" style:family="text">
      <style:text-properties fo:color="#0451a5" style:font-name="IBMPlexMono, monospace," fo:font-size="11pt" fo:letter-spacing="normal" officeooo:rsid="0018d4d8" fo:background-color="#fffffe" loext:char-shading-value="0" style:font-size-asian="11pt"/>
    </style:style>
    <style:style style:name="T46" style:family="text">
      <style:text-properties fo:color="#0451a5" officeooo:rsid="0018d4d8"/>
    </style:style>
    <style:style style:name="T47" style:family="text">
      <style:text-properties fo:color="#098658"/>
    </style:style>
    <style:style style:name="T48" style:family="text">
      <style:text-properties style:font-name="Calibri1" fo:font-weight="bold" style:font-weight-asian="bold" style:font-weight-complex="bold"/>
    </style:style>
    <style:style style:name="T49" style:family="text"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font-name="Calibri1" style:text-underline-style="solid" style:text-underline-width="auto" style:text-underline-color="font-color" officeooo:rsid="000b963c" style:font-size-complex="18pt" style:font-weight-complex="bold"/>
    </style:style>
    <style:style style:name="T51" style:family="text">
      <style:text-properties style:font-name="Calibri1" style:text-underline-style="solid" style:text-underline-width="auto" style:text-underline-color="font-color" officeooo:rsid="000fd55f" style:font-size-complex="18pt" style:font-weight-complex="bold"/>
    </style:style>
    <style:style style:name="T52" style:family="text">
      <style:text-properties style:font-name="Calibri1" style:text-underline-style="solid" style:text-underline-width="auto" style:text-underline-color="font-color" officeooo:rsid="00168b82" style:font-size-complex="18pt" style:font-weight-complex="bold"/>
    </style:style>
    <style:style style:name="T53" style:family="text">
      <style:text-properties style:font-name="Calibri1" fo:font-size="14pt" style:text-underline-style="solid" style:text-underline-width="auto" style:text-underline-color="font-color" fo:font-weight="bold" officeooo:rsid="000b963c" fo:background-color="transparent" loext:char-shading-value="0" style:font-size-asian="14pt" style:font-weight-asian="bold" style:font-size-complex="18pt" style:font-weight-complex="bold"/>
    </style:style>
    <style:style style:name="T54" style:family="text">
      <style:text-properties style:font-name="Calibri1" fo:font-size="14pt" style:text-underline-style="solid" style:text-underline-width="auto" style:text-underline-color="font-color" officeooo:rsid="000b963c" style:font-size-asian="14pt" style:font-size-complex="18pt" style:font-weight-complex="bold"/>
    </style:style>
    <style:style style:name="T55" style:family="text">
      <style:text-properties style:font-name="Calibri1" fo:font-size="14pt" style:text-underline-style="solid" style:text-underline-width="auto" style:text-underline-color="font-color" officeooo:rsid="0016db7b" style:font-size-asian="14pt" style:font-size-complex="18pt" style:font-weight-complex="bold"/>
    </style:style>
    <style:style style:name="T56" style:family="text">
      <style:text-properties style:font-name="Calibri1" fo:font-size="14pt" style:text-underline-style="solid" style:text-underline-width="auto" style:text-underline-color="font-color" officeooo:rsid="000fd55f" style:font-size-asian="14pt" style:font-size-complex="18pt" style:font-weight-complex="bold"/>
    </style:style>
    <style:style style:name="T57" style:family="text">
      <style:text-properties fo:font-size="11pt" style:font-size-asian="11pt"/>
    </style:style>
    <style:style style:name="T58" style:family="text">
      <style:text-properties fo:font-size="11pt" officeooo:rsid="00133347" style:font-size-asian="11pt"/>
    </style:style>
    <style:style style:name="T59" style:family="text">
      <style:text-properties fo:font-size="11pt" officeooo:rsid="0015b2e4" style:font-size-asian="11pt"/>
    </style:style>
    <style:style style:name="T60" style:family="text">
      <style:text-properties fo:font-size="11pt" officeooo:rsid="001a8f30" style:font-size-asian="11pt"/>
    </style:style>
    <style:style style:name="T61" style:family="text">
      <style:text-properties fo:font-size="11pt" fo:letter-spacing="normal" fo:font-weight="bold" style:font-name-asian="Calibri2" style:font-size-asian="11pt" style:font-weight-asian="bold" style:font-name-complex="Calibri2"/>
    </style:style>
    <style:style style:name="T62" style:family="text">
      <style:text-properties fo:font-size="11pt" fo:letter-spacing="normal" style:text-underline-style="solid" style:text-underline-width="auto" style:text-underline-color="font-color" fo:font-weight="bold" officeooo:rsid="000fd55f" style:font-name-asian="Calibri2" style:font-size-asian="11pt" style:font-weight-asian="bold" style:font-name-complex="Calibri2" style:font-size-complex="18pt"/>
    </style:style>
    <style:style style:name="T63" style:family="text">
      <style:text-properties style:font-size-complex="18pt"/>
    </style:style>
    <style:style style:name="T64" style:family="text">
      <style:text-properties officeooo:rsid="000fd55f" style:font-size-complex="18pt"/>
    </style:style>
    <style:style style:name="T65" style:family="text">
      <style:text-properties style:font-name="Liberation Mono" fo:font-size="11pt" officeooo:rsid="001102b0" style:font-name-asian="Noto Sans Mono CJK SC" style:font-size-asian="11pt" style:font-name-complex="Liberation Mono"/>
    </style:style>
    <style:style style:name="T66" style:family="text">
      <style:text-properties style:font-name="IBMPlexMono, monospace,"/>
    </style:style>
    <style:style style:name="T67" style:family="text">
      <style:text-properties style:font-name="IBMPlexMono, monospace," fo:font-size="11pt" fo:letter-spacing="normal" style:text-underline-style="solid" style:text-underline-width="auto" style:text-underline-color="font-color" fo:font-weight="bold" officeooo:rsid="000fd55f" fo:background-color="#fffffe" loext:char-shading-value="0" style:font-name-asian="Calibri2" style:font-size-asian="11pt" style:font-weight-asian="bold" style:font-name-complex="Calibri2" style:font-size-complex="18pt"/>
    </style:style>
    <style:style style:name="T68" style:family="text">
      <style:text-properties fo:font-variant="normal" fo:text-transform="none" fo:color="#505050" style:font-name="Inter" fo:font-size="9pt" fo:letter-spacing="normal" fo:font-style="normal" fo:font-weight="normal" officeooo:rsid="0015b2e4" style:font-size-asian="11pt"/>
    </style:style>
    <style:style style:name="T69" style:family="text">
      <style:text-properties fo:font-variant="normal" fo:text-transform="none" fo:color="#505050" fo:font-size="9pt" fo:letter-spacing="normal" fo:font-style="normal" fo:font-weight="normal" officeooo:rsid="0015b2e4" style:font-size-asian="11pt"/>
    </style:style>
    <style:style style:name="T70" style:family="text">
      <style:text-properties fo:font-variant="normal" fo:text-transform="none" fo:color="#505050" fo:font-size="9pt" fo:letter-spacing="normal" fo:font-weight="normal" officeooo:rsid="0015b2e4" style:font-size-asian="11pt"/>
    </style:style>
    <style:style style:name="T71" style:family="text">
      <style:text-properties fo:font-variant="normal" fo:text-transform="none" fo:color="#505050" fo:font-size="9pt" fo:letter-spacing="normal" fo:font-style="italic" fo:font-weight="normal" officeooo:rsid="0015b2e4" style:font-size-asian="11pt" style:font-style-asian="italic" style:font-style-complex="italic"/>
    </style:style>
    <style:style style:name="T72" style:family="text">
      <style:text-properties fo:font-variant="normal" fo:text-transform="none" fo:color="#000000" style:font-name="Liberation Mono" fo:font-size="11pt" fo:letter-spacing="normal" fo:font-style="italic" style:text-underline-style="none" fo:font-weight="normal" officeooo:rsid="00133347" fo:background-color="transparent" loext:char-shading-value="0" style:font-name-asian="Noto Sans Mono CJK SC" style:font-size-asian="11pt" style:font-style-asian="italic" style:font-weight-asian="normal" style:font-name-complex="Liberation Mono" style:font-size-complex="18pt" style:font-style-complex="italic" style:font-weight-complex="normal"/>
    </style:style>
    <style:style style:name="T73" style:family="text">
      <style:text-properties fo:font-variant="normal" fo:text-transform="none" fo:color="#000000" style:font-name="Liberation Mono" fo:font-size="11pt" fo:letter-spacing="normal" fo:font-style="italic" style:text-underline-style="none" fo:font-weight="normal" officeooo:rsid="0016db7b" fo:background-color="transparent" loext:char-shading-value="0" style:font-name-asian="Noto Sans Mono CJK SC" style:font-size-asian="11pt" style:font-style-asian="italic" style:font-weight-asian="normal" style:font-name-complex="Liberation Mono" style:font-size-complex="18pt" style:font-style-complex="italic" style:font-weight-complex="normal"/>
    </style:style>
    <style:style style:name="T74" style:family="text">
      <style:text-properties officeooo:rsid="0018d4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light Booking App</text:span><text:span text:style-name="T1"> APIs </text:span><text:span text:style-name="T3">Users</text:span></text:p>
      <text:p text:style-name="P2"/>
      <text:p text:style-name="P3">BaseUrl : </text:p>
      <text:p text:style-name="P6"><text:span text:style-name="T9">1 -</text:span><text:span text:style-name="T10">SignUp</text:span></text:p>
      <text:p text:style-name="P28"><text:span text:style-name="T5">Endpoint:</text:span><text:span text:style-name="T6"> </text:span><text:span text:style-name="Source_20_Text"><text:span text:style-name="T17">/auth/local/register</text:span></text:span></text:p>
      <text:p text:style-name="P28"><text:span text:style-name="T5">Parameters: </text:span></text:p>
      <text:p text:style-name="P13">Request Body Sample :</text:p>
      <text:p text:style-name="P12"> {</text:p>
      <text:p text:style-name="P10"><text:span text:style-name="Source_20_Text"><text:span text:style-name="T17"><text:s text:c="4"/>username: '',</text:span></text:span></text:p>
      <text:p text:style-name="Preformatted_20_Text"><text:span text:style-name="Source_20_Text"><text:s text:c="4"/>email: '',</text:span></text:p>
      <text:p text:style-name="P9"><text:span text:style-name="Source_20_Text"><text:s text:c="4"/>password: '’</text:span></text:p>
      <text:p text:style-name="P12">}</text:p>
      <text:p text:style-name="P4">Response Sample: [</text:p>
      <text:p text:style-name="P4">    {</text:p>
      <text:p text:style-name="P43"><text:span text:style-name="T30">"jwt"</text:span>: <text:span text:style-name="T37">""</text:span>,</text:p>
      <text:p text:style-name="P43"><text:span text:style-name="T30">"user"</text:span>: {</text:p>
      <text:p text:style-name="P43"><text:span text:style-name="T30">"id"</text:span>: ,</text:p>
      <text:p text:style-name="P43"><text:span text:style-name="T30">"username"</text:span>: <text:span text:style-name="T37">""</text:span>,</text:p>
      <text:p text:style-name="P43"><text:span text:style-name="T30">"email"</text:span>: <text:span text:style-name="T37">""</text:span>,</text:p>
      <text:p text:style-name="P43"><text:span text:style-name="T30">"provider"</text:span>: <text:span text:style-name="T37">""</text:span>,</text:p>
      <text:p text:style-name="P43"><text:span text:style-name="T30">"confirmed"</text:span>: ,</text:p>
      <text:p text:style-name="P43"><text:span text:style-name="T30">"blocked"</text:span>: ,</text:p>
      <text:p text:style-name="P43"><text:span text:style-name="T30">"created_at"</text:span>: <text:span text:style-name="T37">""</text:span>,</text:p>
      <text:p text:style-name="P43"><text:span text:style-name="T30">"updated_at"</text:span>: <text:span text:style-name="T37">""</text:span>,</text:p>
      <text:p text:style-name="P43">}</text:p>
      <text:p text:style-name="P4">    }</text:p>
      <text:p text:style-name="P5">]</text:p>
      <text:p text:style-name="P5"/>
      <text:p text:style-name="P7"><text:span text:style-name="T4">2 - </text:span>LogIn</text:p>
      <text:p text:style-name="P28"><text:span text:style-name="T5">Endpoint:</text:span><text:span text:style-name="T6"> </text:span><text:span text:style-name="Source_20_Text"><text:span text:style-name="T17">/auth/local</text:span></text:span></text:p>
      <text:p text:style-name="P29"><text:span text:style-name="T5">Parameters:</text:span><text:span text:style-name="T6"> </text:span></text:p>
      <text:p text:style-name="P29"><text:span text:style-name="T6">Request Body Sample :</text:span></text:p>
      <text:p text:style-name="P36"><text:span text:style-name="T6">{</text:span></text:p>
      <text:p text:style-name="P11"><text:span text:style-name="Source_20_Text"><text:span text:style-name="T17"><text:s text:c="3"/>identifier: '',(userName or email)</text:span></text:span></text:p>
      <text:p text:style-name="P9"><text:span text:style-name="Source_20_Text"><text:s text:c="4"/>password: '',</text:span></text:p>
      <text:p text:style-name="P36"><text:span text:style-name="T6">}</text:span></text:p>
      <text:p text:style-name="P4">Response Sample: [</text:p>
      <text:p text:style-name="P24">{</text:p>
      <text:p text:style-name="P43"><text:span text:style-name="T30">"jwt"</text:span>: <text:span text:style-name="T37">"eyJhbGciOiJIUzI1NiIsInR5cCI6IkpXVCJ9.eyJpZCI6NCwiaWF0IjoxNjI0NDUxMTAwLCJleHAiOjE2MjcwNDMxMDB9.PXusIgTe5iyoYzeCmiQuJ71AzMfVGlQEDWXkwOiS03s"</text:span>,</text:p>
      <text:p text:style-name="P43"><text:span text:style-name="T30">"user"</text:span>: {</text:p>
      <text:p text:style-name="P43"><text:span text:style-name="T30">"id"</text:span>: <text:span text:style-name="T47">4</text:span>,</text:p>
      <text:p text:style-name="P43"><text:span text:style-name="T30">"username"</text:span>: <text:span text:style-name="T37">"test1"</text:span>,</text:p>
      <text:p text:style-name="P43"><text:span text:style-name="T30">"email"</text:span>: <text:span text:style-name="T37">"test1@test.com"</text:span>,</text:p>
      <text:p text:style-name="P43"><text:soft-page-break/><text:span text:style-name="T30">"provider"</text:span>: <text:span text:style-name="T37">"local"</text:span>,</text:p>
      <text:p text:style-name="P43"><text:span text:style-name="T30">"confirmed"</text:span>: <text:span text:style-name="T38">true</text:span>,</text:p>
      <text:p text:style-name="P43"><text:span text:style-name="T30">"blocked"</text:span>: <text:span text:style-name="T38">null</text:span>,</text:p>
      <text:p text:style-name="P43"><text:span text:style-name="T30">"role"</text:span>: {</text:p>
      <text:p text:style-name="P43"><text:span text:style-name="T30">"id"</text:span>: <text:span text:style-name="T47">1</text:span>,</text:p>
      <text:p text:style-name="P43"><text:span text:style-name="T30">"name"</text:span>: <text:span text:style-name="T37">"Authenticated"</text:span>,</text:p>
      <text:p text:style-name="P43"><text:span text:style-name="T30">"description"</text:span>: <text:span text:style-name="T37">"Default role given to authenticated user."</text:span>,</text:p>
      <text:p text:style-name="P43"><text:span text:style-name="T30">"type"</text:span>: <text:span text:style-name="T37">"authenticated"</text:span></text:p>
      <text:p text:style-name="P43">},</text:p>
      <text:p text:style-name="P43"><text:span text:style-name="T30">"created_at"</text:span>: <text:span text:style-name="T37">"2021-06-23T12:19:30.390Z"</text:span>,</text:p>
      <text:p text:style-name="P43"><text:span text:style-name="T30">"updated_at"</text:span>: <text:span text:style-name="T37">"2021-06-23T12:19:30.407Z"</text:span>,</text:p>
      <text:p text:style-name="P43"><text:span text:style-name="T30">"orders"</text:span>: []</text:p>
      <text:p text:style-name="P43">}</text:p>
      <text:p text:style-name="P43">}</text:p>
      <text:p text:style-name="P4"/>
      <text:p text:style-name="P4">]</text:p>
      <text:p text:style-name="P4"/>
      <text:p text:style-name="P4"/>
      <text:p text:style-name="P37"><text:span text:style-name="T11">3</text:span><text:span text:style-name="T12">- </text:span><text:span text:style-name="T49">Cities</text:span></text:p>
      <text:p text:style-name="P41"><text:span text:style-name="T48">Get:</text:span></text:p>
      <text:p text:style-name="P20"><text:span text:style-name="T57">Endpoint: </text:span><text:span text:style-name="Source_20_Text"><text:span text:style-name="T57">/Cities</text:span></text:span></text:p>
      <text:p text:style-name="P31"><text:span text:style-name="Source_20_Text"><text:span text:style-name="T7">Parameters: </text:span></text:span><text:span text:style-name="Source_20_Text"><text:span text:style-name="T57">_start </text:span></text:span><text:span text:style-name="Source_20_Text"><text:span text:style-name="T7">, </text:span></text:span><text:span text:style-name="Source_20_Text"><text:span text:style-name="T18">_limit</text:span></text:span></text:p>
      <text:p text:style-name="P22"><text:span text:style-name="T61">Response Sample: </text:span><text:span text:style-name="T62">[</text:span></text:p>
      <text:p text:style-name="P43">{</text:p>
      <text:p text:style-name="P43"><text:span text:style-name="T30">"id"</text:span>: <text:span text:style-name="T47">1</text:span>,</text:p>
      <text:p text:style-name="P43"><text:span text:style-name="T30">"name"</text:span>: <text:span text:style-name="T37">""</text:span>,</text:p>
      <text:p text:style-name="P43"><text:span text:style-name="T30">"published_at"</text:span>: <text:span text:style-name="T37">""</text:span>,</text:p>
      <text:p text:style-name="P43"><text:span text:style-name="T30">"created_at"</text:span>: <text:span text:style-name="T37">"2021-06-23T08:55:35.819Z"</text:span>,</text:p>
      <text:p text:style-name="P43"><text:span text:style-name="T30">"updated_at"</text:span>: <text:span text:style-name="T37">"2021-06-23T10:47:22.927Z"</text:span></text:p>
      <text:p text:style-name="P43">}</text:p>
      <text:p text:style-name="P43">]</text:p>
      <text:p text:style-name="P16"><text:span text:style-name="T64">S</text:span><text:span text:style-name="T63">earch:</text:span></text:p>
      <text:p text:style-name="P20"><text:span text:style-name="T57">Endpoint: </text:span><text:span text:style-name="Source_20_Text"><text:span text:style-name="T57">/Cities</text:span></text:span></text:p>
      <text:p text:style-name="P30"><text:span text:style-name="Source_20_Text"><text:span text:style-name="T7">Parameters: </text:span></text:span><text:span text:style-name="Source_20_Text"><text:span text:style-name="T65">name</text:span></text:span><text:span text:style-name="Source_20_Text"><text:span text:style-name="T57">_eq </text:span></text:span><text:span text:style-name="Source_20_Text"><text:span text:style-name="T60">= NameCity</text:span></text:span></text:p>
      <text:p text:style-name="P22"><text:span text:style-name="T61">Response Sample: </text:span><text:span text:style-name="T62">[</text:span></text:p>
      <text:p text:style-name="P44">{</text:p>
      <text:p text:style-name="P44"><text:span text:style-name="T30">"id"</text:span>: <text:span text:style-name="T47">1</text:span>,</text:p>
      <text:p text:style-name="P44"><text:span text:style-name="T30">"name"</text:span>: <text:span text:style-name="T37">""</text:span>,</text:p>
      <text:p text:style-name="P44"><text:span text:style-name="T30">"published_at"</text:span>: <text:span text:style-name="T37">""</text:span>,</text:p>
      <text:p text:style-name="P44"><text:span text:style-name="T30">"created_at"</text:span>: <text:span text:style-name="T37">"2021-06-23T08:55:35.819Z"</text:span>,</text:p>
      <text:p text:style-name="P44"><text:span text:style-name="T30">"updated_at"</text:span>: <text:span text:style-name="T37">"2021-06-23T10:47:22.927Z"</text:span></text:p>
      <text:p text:style-name="P44">}</text:p>
      <text:p text:style-name="P25"><text:span text:style-name="T63">]</text:span></text:p>
      <text:p text:style-name="P16"><text:span text:style-name="T63"/></text:p>
      <text:p text:style-name="P16"><text:span text:style-name="T63"/></text:p>
      <text:p text:style-name="P38"><text:span text:style-name="T13">4</text:span><text:span text:style-name="T12">- </text:span><text:span text:style-name="T21">Flights</text:span></text:p>
      <text:p text:style-name="P38"><text:soft-page-break/><text:span text:style-name="T21"/></text:p>
      <text:p text:style-name="P42"><text:span text:style-name="T48">Get:</text:span></text:p>
      <text:p text:style-name="P31"><text:span text:style-name="T7">Endpoint: </text:span><text:span text:style-name="Source_20_Text"><text:span text:style-name="T18">/</text:span></text:span><text:span text:style-name="Source_20_Text"><text:span text:style-name="T57">Flights</text:span></text:span></text:p>
      <text:p text:style-name="P31"><text:span text:style-name="Source_20_Text"><text:span text:style-name="T7">Parameters: </text:span></text:span><text:span text:style-name="Source_20_Text"><text:span text:style-name="T57">_start </text:span></text:span><text:span text:style-name="Source_20_Text"><text:span text:style-name="T7">, </text:span></text:span><text:span text:style-name="Source_20_Text"><text:span text:style-name="T18">_limit</text:span></text:span></text:p>
      <text:p text:style-name="P23"><text:span text:style-name="T61">Response Sample: </text:span><text:span text:style-name="T67">[</text:span></text:p>
      <text:p text:style-name="P43">{</text:p>
      <text:p text:style-name="P43"><text:span text:style-name="T30">"id"</text:span>: <text:span text:style-name="T47">4</text:span>,</text:p>
      <text:p text:style-name="P47"><text:span text:style-name="T31">"date"</text:span><text:span text:style-name="T66">: </text:span><text:span text:style-name="T39">""</text:span><text:span text:style-name="T66">,</text:span></text:p>
      <text:p text:style-name="P50"><text:span text:style-name="T33">"</text:span><text:span text:style-name="T34">price</text:span><text:span text:style-name="T33">": </text:span><text:span text:style-name="T40">""</text:span><text:span text:style-name="T33">,</text:span></text:p>
      <text:p text:style-name="P43"><text:span text:style-name="T30">"from"</text:span>: {</text:p>
      <text:p text:style-name="P43"><text:span text:style-name="T30">"id"</text:span>: ,</text:p>
      <text:p text:style-name="P43"><text:span text:style-name="T30">"name"</text:span>: <text:span text:style-name="T37">""</text:span>,</text:p>
      <text:p text:style-name="P43"><text:span text:style-name="T30">"published_at"</text:span>: <text:span text:style-name="T37">""</text:span>,</text:p>
      <text:p text:style-name="P43"><text:span text:style-name="T30">"created_at"</text:span>: <text:span text:style-name="T37">""</text:span>,</text:p>
      <text:p text:style-name="P43"><text:span text:style-name="T30">"updated_at"</text:span>: <text:span text:style-name="T37">""</text:span></text:p>
      <text:p text:style-name="P43">},</text:p>
      <text:p text:style-name="P43"><text:span text:style-name="T30">"to"</text:span>: {</text:p>
      <text:p text:style-name="P43"><text:span text:style-name="T30">"id"</text:span>: ,</text:p>
      <text:p text:style-name="P43"><text:span text:style-name="T30">"name"</text:span>: <text:span text:style-name="T37">""</text:span>,</text:p>
      <text:p text:style-name="P43"><text:span text:style-name="T30">"published_at"</text:span>: <text:span text:style-name="T37">""</text:span>,</text:p>
      <text:p text:style-name="P43"><text:span text:style-name="T30">"created_at"</text:span>: <text:span text:style-name="T37">""</text:span>,</text:p>
      <text:p text:style-name="P43"><text:span text:style-name="T30">"updated_at"</text:span>: <text:span text:style-name="T37">""</text:span></text:p>
      <text:p text:style-name="P43">},</text:p>
      <text:p text:style-name="P43"><text:span text:style-name="T30">"published_at"</text:span>: <text:span text:style-name="T37">""</text:span>,</text:p>
      <text:p text:style-name="P43"><text:span text:style-name="T30">"created_at"</text:span>: <text:span text:style-name="T37">""</text:span>,</text:p>
      <text:p text:style-name="P43"><text:span text:style-name="T30">"updated_at"</text:span>: <text:span text:style-name="T37">""</text:span></text:p>
      <text:p text:style-name="P43">}</text:p>
      <text:p text:style-name="P43">]</text:p>
      <text:p text:style-name="P23"><text:span text:style-name="T62"/></text:p>
      <text:p text:style-name="P17"><text:span text:style-name="T64">S</text:span><text:span text:style-name="T63">earch:</text:span></text:p>
      <text:p text:style-name="P21"><text:span text:style-name="T57">Endpoint: </text:span><text:span text:style-name="Source_20_Text"><text:span text:style-name="T57">/Flights</text:span></text:span></text:p>
      <text:p text:style-name="P33"><text:span text:style-name="Source_20_Text"><text:span text:style-name="T7">Parameters: </text:span></text:span><text:span text:style-name="Source_20_Text"><text:span text:style-name="T23">from</text:span></text:span><text:span text:style-name="Source_20_Text"><text:span text:style-name="T25">=idCity</text:span></text:span><text:span text:style-name="Source_20_Text"><text:span text:style-name="T57"> , </text:span></text:span><text:span text:style-name="Source_20_Text"><text:span text:style-name="T58">to</text:span></text:span><text:span text:style-name="Source_20_Text"><text:span text:style-name="T59">=</text:span></text:span><text:span text:style-name="Source_20_Text"><text:span text:style-name="T25">idCity</text:span></text:span><text:span text:style-name="Source_20_Text"><text:span text:style-name="T58"><text:line-break/></text:span></text:span><text:span text:style-name="Source_20_Text"><text:span text:style-name="T59">Sample[</text:span></text:span></text:p>
      <text:p text:style-name="P33"><text:span text:style-name="Source_20_Text"><text:span text:style-name="T68">/Flights?from=1&amp;to=2</text:span></text:span></text:p>
      <text:p text:style-name="P33"><text:span text:style-name="Source_20_Text"><text:span text:style-name="T59">]</text:span></text:span></text:p>
      <text:p text:style-name="P23"><text:span text:style-name="T61">Response Sample: </text:span><text:span text:style-name="T62">[</text:span></text:p>
      <text:p text:style-name="P23"/>
      <text:p text:style-name="P45">{</text:p>
      <text:p text:style-name="P45"><text:span text:style-name="T30">"id"</text:span>: <text:span text:style-name="T47">4</text:span>,</text:p>
      <text:p text:style-name="P48"><text:span text:style-name="T31">"date"</text:span><text:span text:style-name="T66">: </text:span><text:span text:style-name="T39">""</text:span><text:span text:style-name="T66">,</text:span></text:p>
      <text:p text:style-name="P49"><text:span text:style-name="T31">"</text:span><text:span text:style-name="T32">price</text:span><text:span text:style-name="T31">": </text:span><text:span text:style-name="T39">""</text:span><text:span text:style-name="T31">,</text:span></text:p>
      <text:p text:style-name="P45"><text:span text:style-name="T30">"from"</text:span>: {</text:p>
      <text:p text:style-name="P45"><text:span text:style-name="T30">"id"</text:span>: ,</text:p>
      <text:p text:style-name="P45"><text:span text:style-name="T30">"name"</text:span>: <text:span text:style-name="T37">""</text:span>,</text:p>
      <text:p text:style-name="P45"><text:span text:style-name="T30">"published_at"</text:span>: <text:span text:style-name="T37">""</text:span>,</text:p>
      <text:p text:style-name="P45"><text:span text:style-name="T30">"created_at"</text:span>: <text:span text:style-name="T37">""</text:span>,</text:p>
      <text:p text:style-name="P45"><text:span text:style-name="T30">"updated_at"</text:span>: <text:span text:style-name="T37">""</text:span></text:p>
      <text:p text:style-name="P45">},</text:p>
      <text:p text:style-name="P45"><text:soft-page-break/><text:span text:style-name="T30">"to"</text:span>: {</text:p>
      <text:p text:style-name="P45"><text:span text:style-name="T30">"id"</text:span>: ,</text:p>
      <text:p text:style-name="P45"><text:span text:style-name="T30">"name"</text:span>: <text:span text:style-name="T37">""</text:span>,</text:p>
      <text:p text:style-name="P45"><text:span text:style-name="T30">"published_at"</text:span>: <text:span text:style-name="T37">""</text:span>,</text:p>
      <text:p text:style-name="P45"><text:span text:style-name="T30">"created_at"</text:span>: <text:span text:style-name="T37">""</text:span>,</text:p>
      <text:p text:style-name="P45"><text:span text:style-name="T30">"updated_at"</text:span>: <text:span text:style-name="T37">""</text:span></text:p>
      <text:p text:style-name="P45">},</text:p>
      <text:p text:style-name="P45"><text:span text:style-name="T30">"published_at"</text:span>: <text:span text:style-name="T37">""</text:span>,</text:p>
      <text:p text:style-name="P45"><text:span text:style-name="T30">"created_at"</text:span>: <text:span text:style-name="T37">""</text:span>,</text:p>
      <text:p text:style-name="P45"><text:span text:style-name="T30">"updated_at"</text:span>: <text:span text:style-name="T37">""</text:span></text:p>
      <text:p text:style-name="P45">}</text:p>
      <text:p text:style-name="P46"><text:span text:style-name="T63">]</text:span></text:p>
      <text:p text:style-name="P46"><text:span text:style-name="T63"/></text:p>
      <text:p text:style-name="P39"><text:span text:style-name="T14">5</text:span><text:span text:style-name="T12">- </text:span><text:span text:style-name="T53">DetailsFlights</text:span></text:p>
      <text:p text:style-name="P32"><text:span text:style-name="T7">Endpoint: </text:span><text:span text:style-name="Source_20_Text">/details-flights</text:span></text:p>
      <text:p text:style-name="P32"><text:span text:style-name="Source_20_Text"><text:span text:style-name="T7">Parameters: </text:span></text:span><text:span text:style-name="Source_20_Text"><text:span text:style-name="T24">idFlight</text:span></text:span></text:p>
      <text:p text:style-name="P18"><text:span text:style-name="T50">Response Sample: </text:span><text:span text:style-name="T51">[</text:span></text:p>
      <text:p text:style-name="P26"><text:span text:style-name="T51">[</text:span></text:p>
      <text:p text:style-name="P43">{</text:p>
      <text:p text:style-name="P43"><text:span text:style-name="T30">"id"</text:span>: <text:span text:style-name="T47">3</text:span>,</text:p>
      <text:p text:style-name="P43"><text:span text:style-name="T30">"details"</text:span>: <text:span text:style-name="T37">""</text:span>,</text:p>
      <text:p text:style-name="P43"><text:span text:style-name="T30">"idFlight"</text:span>: {</text:p>
      <text:p text:style-name="P43"><text:span text:style-name="T30">"id"</text:span>: <text:span text:style-name="T47">4</text:span>,</text:p>
      <text:p text:style-name="P43"><text:span text:style-name="T30">"date"</text:span>: <text:span text:style-name="T37">""</text:span>,</text:p>
      <text:p text:style-name="P43"><text:span text:style-name="T30">"from"</text:span>: <text:span text:style-name="T47">1</text:span>,</text:p>
      <text:p text:style-name="P43"><text:span text:style-name="T30">"to"</text:span>: <text:span text:style-name="T47">2</text:span>,</text:p>
      <text:p text:style-name="P43"><text:span text:style-name="T30">"price"</text:span>: <text:span text:style-name="T47">200</text:span>,</text:p>
      <text:p text:style-name="P43"><text:span text:style-name="T30">"details_flight"</text:span>: ,</text:p>
      <text:p text:style-name="P43"><text:span text:style-name="T30">"published_at"</text:span>: <text:span text:style-name="T37">""</text:span>,</text:p>
      <text:p text:style-name="P43"><text:span text:style-name="T30">"created_at"</text:span>: <text:span text:style-name="T37">""</text:span>,</text:p>
      <text:p text:style-name="P43"><text:span text:style-name="T30">"updated_at"</text:span>: <text:span text:style-name="T37">""</text:span></text:p>
      <text:p text:style-name="P43">},</text:p>
      <text:p text:style-name="P43"><text:span text:style-name="T30">"published_at"</text:span>: <text:span text:style-name="T37">""</text:span>,</text:p>
      <text:p text:style-name="P43"><text:span text:style-name="T30">"created_at"</text:span>: <text:span text:style-name="T37">""</text:span>,</text:p>
      <text:p text:style-name="P43"><text:span text:style-name="T30">"updated_at"</text:span>: <text:span text:style-name="T37">""</text:span></text:p>
      <text:p text:style-name="P43">}</text:p>
      <text:p text:style-name="P43">]</text:p>
      <text:p text:style-name="P18"><text:span text:style-name="T52">]</text:span></text:p>
      <text:p text:style-name="P18"><text:span text:style-name="T52"/></text:p>
      <text:p text:style-name="P40"><text:span text:style-name="T15">5</text:span><text:span text:style-name="T16">- </text:span><text:span text:style-name="T22">Create order </text:span></text:p>
      <text:p text:style-name="P34"><text:span text:style-name="T7">Endpoint: </text:span><text:span text:style-name="Source_20_Text">/Orders</text:span></text:p>
      <text:p text:style-name="P34"><text:span text:style-name="Source_20_Text"><text:span text:style-name="T7">Parameters: </text:span></text:span><text:span text:style-name="T6">Request Body Sample :</text:span></text:p>
      <text:p text:style-name="P14"> {</text:p>
      <text:p text:style-name="P35"><text:span text:style-name="Source_20_Text"><text:span text:style-name="T35">"</text:span></text:span><text:span text:style-name="Source_20_Text"><text:span text:style-name="T28">users_permissions_user</text:span></text:span><text:span text:style-name="Source_20_Text"><text:span text:style-name="T35">"</text:span></text:span><text:span text:style-name="Source_20_Text"><text:span text:style-name="T28">: </text:span></text:span><text:span text:style-name="Source_20_Text"><text:span text:style-name="T42">"</text:span></text:span><text:span text:style-name="Source_20_Text"><text:span text:style-name="T43">id user</text:span></text:span><text:span text:style-name="Source_20_Text"><text:span text:style-name="T42">"</text:span></text:span><text:span text:style-name="Source_20_Text"><text:span text:style-name="T28">,</text:span></text:span></text:p>
      <text:p text:style-name="P35"><text:span text:style-name="Source_20_Text"><text:span text:style-name="T36">"</text:span></text:span><text:span text:style-name="Source_20_Text"><text:span text:style-name="T29">flight</text:span></text:span><text:span text:style-name="Source_20_Text"><text:span text:style-name="T36">"</text:span></text:span><text:span text:style-name="Source_20_Text"><text:span text:style-name="T29">:</text:span></text:span><text:span text:style-name="Source_20_Text"><text:span text:style-name="T44">"</text:span></text:span><text:span text:style-name="Source_20_Text"><text:span text:style-name="T45">id flight</text:span></text:span><text:span text:style-name="Source_20_Text"><text:span text:style-name="T44">"</text:span></text:span></text:p>
      <text:p text:style-name="P35"><text:span text:style-name="Source_20_Text"><text:span text:style-name="T7">}</text:span></text:span></text:p>
      <text:p text:style-name="P35"><text:span text:style-name="Source_20_Text"><text:span text:style-name="T20">and jwt in headers</text:span></text:span></text:p>
      <text:p text:style-name="P34"><text:soft-page-break/><text:span text:style-name="Source_20_Text"><text:span text:style-name="T24"/></text:span></text:p>
      <text:p text:style-name="P34"><text:span text:style-name="Source_20_Text"><text:span text:style-name="T24"/></text:span></text:p>
      <text:p text:style-name="P19"><text:span text:style-name="T54">Response Sample: </text:span><text:span text:style-name="T56">[</text:span></text:p>
      <text:p text:style-name="P27"><text:span text:style-name="T56">{</text:span></text:p>
      <text:p text:style-name="P43"><text:span text:style-name="T30">"id"</text:span>: ,</text:p>
      <text:p text:style-name="P43"><text:span text:style-name="T30">"users_permissions_user"</text:span>: {</text:p>
      <text:p text:style-name="P43"><text:span text:style-name="T30">"id"</text:span>: ,</text:p>
      <text:p text:style-name="P43"><text:span text:style-name="T30">"username"</text:span>: <text:span text:style-name="T37">""</text:span>,</text:p>
      <text:p text:style-name="P43"><text:span text:style-name="T30">"email"</text:span>: <text:span text:style-name="T37">""</text:span>,</text:p>
      <text:p text:style-name="P43"><text:span text:style-name="T30">"provider"</text:span>: <text:span text:style-name="T37">""</text:span>,</text:p>
      <text:p text:style-name="P43"><text:span text:style-name="T30">"confirmed"</text:span>: ,</text:p>
      <text:p text:style-name="P43"><text:span text:style-name="T30">"blocked"</text:span>: ,</text:p>
      <text:p text:style-name="P43"><text:span text:style-name="T30">"role"</text:span>: <text:span text:style-name="T47">3</text:span>,</text:p>
      <text:p text:style-name="P43"><text:span text:style-name="T30">"created_at"</text:span>: <text:span text:style-name="T37">""</text:span>,</text:p>
      <text:p text:style-name="P43"><text:span text:style-name="T30">"updated_at"</text:span>: <text:span text:style-name="T37">""</text:span></text:p>
      <text:p text:style-name="P43">},</text:p>
      <text:p text:style-name="P43"><text:span text:style-name="T30">"flight"</text:span>: {</text:p>
      <text:p text:style-name="P43"><text:span text:style-name="T30">"id"</text:span>: <text:span text:style-name="T74">1</text:span>,</text:p>
      <text:p text:style-name="P43"><text:span text:style-name="T30">"date"</text:span>: <text:span text:style-name="T37">""</text:span>,</text:p>
      <text:p text:style-name="P43"><text:span text:style-name="T30">"from"</text:span>: <text:span text:style-name="T47">1</text:span>,</text:p>
      <text:p text:style-name="P43"><text:span text:style-name="T30">"to"</text:span>: <text:span text:style-name="T47">2</text:span>,</text:p>
      <text:p text:style-name="P43"><text:span text:style-name="T30">"price"</text:span>: <text:span text:style-name="T47">200</text:span>,</text:p>
      <text:p text:style-name="P43"><text:span text:style-name="T30">"details_flight"</text:span>: <text:span text:style-name="T38">null</text:span>,</text:p>
      <text:p text:style-name="P43"><text:span text:style-name="T30">"published_at"</text:span>: <text:span text:style-name="T37">"2021-06-23T11:50:29.060Z"</text:span>,</text:p>
      <text:p text:style-name="P43"><text:span text:style-name="T30">"created_at"</text:span>: <text:span text:style-name="T37">"2021-06-23T11:49:52.822Z"</text:span>,</text:p>
      <text:p text:style-name="P43"><text:span text:style-name="T30">"updated_at"</text:span>: <text:span text:style-name="T37">"2021-06-23T11:50:29.113Z"</text:span></text:p>
      <text:p text:style-name="P43">},</text:p>
      <text:p text:style-name="P43"><text:span text:style-name="T30">"published_at"</text:span>: <text:span text:style-name="T37">"2021-06-23T14:32:42.172Z"</text:span>,</text:p>
      <text:p text:style-name="P43"><text:span text:style-name="T30">"created_at"</text:span>: <text:span text:style-name="T37">"2021-06-23T14:32:42.176Z"</text:span>,</text:p>
      <text:p text:style-name="P43"><text:span text:style-name="T30">"updated_at"</text:span>: <text:span text:style-name="T37">"2021-06-23T14:32:42.186Z"</text:span></text:p>
      <text:p text:style-name="P43">}</text:p>
      <text:p text:style-name="P19"><text:span text:style-name="T56"/></text:p>
      <text:p text:style-name="P19"><text:span text:style-name="T56"/></text:p>
      <text:p text:style-name="P19"><text:span text:style-name="T55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04:44:05.380915799</meta:creation-date>
    <dc:date>2021-06-23T10:21:35.034108884</dc:date>
    <meta:editing-duration>PT55M1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201" meta:word-count="391" meta:character-count="2958" meta:non-whitespace-character-count="2735"/>
  </office:meta>
</office:document-meta>
</file>